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F00000006C1A5D0FAF1C699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76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6.766cm"/>
    </style:style>
    <style:style style:name="Table1.1" style:family="table-row">
      <style:table-row-properties style:min-row-height="0.917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style:min-row-height="1.164cm" fo:keep-together="auto"/>
    </style:style>
    <style:style style:name="Table1.A2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1.773cm"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58cm"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-left="0cm" fo:padding-right="0cm" fo:padding-top="0.071cm" fo:padding-bottom="0cm" fo:border-left="none" fo:border-right="none" fo:border-top="0.51pt solid #666633" fo:border-bottom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00%" fo:text-indent="-0.635cm" style:auto-text-indent="false" fo:break-before="auto" fo:break-after="auto" style:writing-mode="lr-tb"/>
      <style:text-properties officeooo:paragraph-rsid="0018c77f"/>
    </style:style>
    <style:style style:name="P10" style:family="paragraph" style:parent-style-name="Title" style:master-page-name="First_20_Page">
      <style:paragraph-properties fo:margin-top="2.54cm" fo:margin-bottom="0cm" loext:contextual-spacing="false" fo:line-height="100%" fo:orphans="2" fo:widows="2" style:page-number="1" fo:break-before="auto" fo:break-after="auto" style:writing-mode="lr-tb"/>
    </style:style>
    <style:style style:name="P11" style:family="paragraph" style:parent-style-name="Standard">
      <style:paragraph-properties fo:break-before="auto" fo:break-after="auto" style:writing-mode="lr-tb"/>
      <style:text-properties style:text-underline-style="none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8c77f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b46b6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cc006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dbf22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fd468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2200e9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243524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b46b6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paragraph-rsid="001cc006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46469" officeooo:paragraph-rsid="00146469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46469" officeooo:paragraph-rsid="002200e9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8c77f" officeooo:paragraph-rsid="0018c77f"/>
    </style:style>
    <style:style style:name="P24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711dc" officeooo:paragraph-rsid="00191e1c"/>
    </style:style>
    <style:style style:name="P25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73668" officeooo:paragraph-rsid="00173668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73668" officeooo:paragraph-rsid="0018c77f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b46b6" officeooo:paragraph-rsid="001b46b6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1fd468" officeooo:paragraph-rsid="001fd468"/>
    </style:style>
    <style:style style:name="P29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2200e9" officeooo:paragraph-rsid="002200e9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2200e9" officeooo:paragraph-rsid="00146469"/>
    </style:style>
    <style:style style:name="P31" style:family="paragraph" style:parent-style-name="Standard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2200e9" officeooo:paragraph-rsid="0023d232"/>
    </style:style>
    <style:style style:name="P32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  <style:text-properties officeooo:rsid="0023d232" officeooo:paragraph-rsid="0023d232"/>
    </style:style>
    <style:style style:name="P33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fo:break-before="auto" fo:break-after="auto" style:writing-mode="lr-tb"/>
      <style:text-properties officeooo:rsid="0018c77f" officeooo:paragraph-rsid="0018c77f"/>
    </style:style>
    <style:style style:name="P34" style:family="paragraph" style:parent-style-name="Standard" style:list-style-name="WWNum1">
      <style:paragraph-properties fo:margin-left="0.635cm" fo:margin-right="0cm" fo:margin-top="0cm" fo:margin-bottom="0cm" loext:contextual-spacing="false" fo:line-height="100%" fo:text-indent="0cm" style:auto-text-indent="false" style:writing-mode="lr-tb"/>
    </style:style>
    <style:style style:name="P35" style:family="paragraph" style:parent-style-name="Standard">
      <style:paragraph-properties style:writing-mode="lr-tb"/>
    </style:style>
    <style:style style:name="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fo:font-weight="bold" officeooo:rsid="00146469" style:font-name-asian="Proxima Nova1" style:font-size-asian="44pt" style:font-weight-asian="bold" style:font-name-complex="Proxima Nova1" style:font-size-complex="44pt"/>
    </style:style>
    <style:style style:name="T5" style:family="text">
      <style:text-properties officeooo:rsid="0018c77f"/>
    </style:style>
    <style:style style:name="T6" style:family="text">
      <style:text-properties officeooo:rsid="001b46b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b46b6"/>
    </style:style>
    <style:style style:name="T9" style:family="text">
      <style:text-properties officeooo:rsid="001cc006"/>
    </style:style>
    <style:style style:name="T10" style:family="text">
      <style:text-properties officeooo:rsid="001dbf22"/>
    </style:style>
    <style:style style:name="T11" style:family="text">
      <style:text-properties officeooo:rsid="001fd468"/>
    </style:style>
    <style:style style:name="T12" style:family="text">
      <style:text-properties officeooo:rsid="002200e9"/>
    </style:style>
    <style:style style:name="T13" style:family="text">
      <style:text-properties officeooo:rsid="0023d232"/>
    </style:style>
    <style:style style:name="T14" style:family="text">
      <style:text-properties officeooo:rsid="002435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aczyuw2yex2w"/><text:span text:style-name="T2">Parámetros</text:span><text:span text:style-name="T3"><text:line-break/></text:span><text:span text:style-name="T4">SQLote</text:span></text:p>
      <text:p text:style-name="P7"><draw:frame draw:style-name="fr1" draw:name="image2.png" text:anchor-type="as-char" svg:width="1.244cm" svg:height="0.159cm" draw:z-index="0"><draw:image xlink:href="Pictures/100002010000002F00000006C1A5D0FAF1C699E0.png" xlink:type="simple" xlink:show="embed" xlink:actuate="onLoad" loext:mime-type="image/png"/><svg:desc>short line</svg:desc></draw:frame><text:line-break/></text:p>
      <text:p text:style-name="P7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PARÁMETROS</text:p>
          </table:table-cell>
        </table:table-row>
        <table:table-row table:style-name="Table1.2">
          <table:table-cell table:style-name="Table1.A6" table:number-rows-spanned="5" office:value-type="string">
            <text:list xml:id="list3584075126" text:style-name="WWNum1">
              <text:list-header>
                <text:p text:style-name="P34"/>
              </text:list-header>
              <text:list-item>
                <text:p text:style-name="P21">Odoo:</text:p>
                <text:list>
                  <text:list-item>
                    <text:p text:style-name="P23">¿Que és Odoo?</text:p>
                    <text:list>
                      <text:list-header>
                        <text:p text:style-name="P24">Es un sistema ERP de software libre de gestión empresarial. <text:span text:style-name="T8">C</text:span><text:span text:style-name="T7">reada</text:span> en 2002 llamada Tiny ERP para pequeñas empresas, evolucionó <text:span text:style-name="T7">en</text:span> 2005 a Open ERP y en 2014 se convirtió en el actual Odoo. </text:p>
                        <text:p text:style-name="P24">Este es capaz de cubrir todas las necesidades que tiene tu negocio, todo esto gracias a la integración de 42 módulos que contienen mas de 10000 aplicaciones como: CRM, contabilidad, inventario, empleados, facturación, sitio web, etc. 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25">Odoo es el software empresarial mas instalado del mundo con más de 5000000 de usuarios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 text:style-name="P21"/>
                <text:list text:continue-numbering="true">
                  <text:list-item>
                    <text:p text:style-name="P33">¿C<text:span text:style-name="T6">ó</text:span>mo ponemos en marcha Odoo?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2">Para desplegar un Odoo es necesario mínimo 8GB de RAM, 8GB de memoria, un <text:span text:style-name="T10">SO Linux </text:span>Ubuntu y una base de datos PostGreSQL.</text:p>
                                            <text:p text:style-name="P26"/>
                                            <text:p text:style-name="P26">Para poner en marcha el software Odoo nosotros lo hacemos con la tecnología Docker, donde creamos un contenedor con una base de datos PostGreSQL y otro contenedor para instalar el Odoo, configuraremos puertos y conectaremos estos dos contenedores y podremos utilizar nuestro sistema Odoo sin ningún problema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1"/>
              </text:list-item>
              <text:list-item>
                <text:p text:style-name="P21">Postgre<text:span text:style-name="T5">SQL</text:span></text:p>
                <text:list>
                  <text:list-item>
                    <text:p text:style-name="P23">¿Qué es PostgreSQL?</text:p>
                    <text:p text:style-name="P13"><text:span text:style-name="T5">Es un sistema de bases de datos de código abierto, altamente estable y con soporte a diferentes funciones de SQL. Utiliza bases de datos relacionales y se basa en el clásico modelo cliente-servidor. Con este sistema puedes almacenar hasta 32 Terabytes de información en cada tabla que tengas en tu base de datos.</text:span></text:p>
                    <text:p text:style-name="P13"><text:span text:style-name="T5">Fué creado en 1986 con el nombre POSTGRES, en 1995 pasaría a llamarse Postgres95 y añadieron un intérprete de lenguaje SQL, y se cambió el nombre a PostgreSQL en 1996. </text:span></text:p>
                  </text:list-item>
                </text:list>
              </text:list-item>
            </text:list>
            <text:p text:style-name="P19"/>
            <text:list xml:id="list194022965219867" text:continue-numbering="true" text:style-name="WWNum1">
              <text:list-item>
                <text:list>
                  <text:list-item>
                    <text:p text:style-name="P27"><text:soft-page-break/>¿Cómo ponemos en marcha PostgreSQL?</text:p>
                    <text:p text:style-name="P14"><text:span text:style-name="T9">Para poder poner en marcha un sistema PostgreSQL es necesario como mínimo 512 MB de memoria RAM, un procesador con arquitectura 32/64 bits, 1GB de espacio en el disco duro y un SO Linux Ubuntu.</text:span></text:p>
                  </text:list-item>
                </text:list>
              </text:list-item>
            </text:list>
            <text:p text:style-name="P20"><text:s text:c="7"/></text:p>
            <text:list xml:id="list194023307403494" text:continue-numbering="true" text:style-name="WWNum1">
              <text:list-item>
                <text:list>
                  <text:list-header>
                    <text:p text:style-name="P15"><text:span text:style-name="T10">Para poder instalar PostgreSQL en nuesto Linux tenemos que abrir una terminal para poder introducir los comando necesarios. En el documento «Paso 5 - Obtención y organización de la información» hemos dejado una guía completa para poder instalar PostgreSQL y tambíen para crear y administrar las bases de datos creadas.</text:span></text:p>
                    <text:p text:style-name="P15"/>
                  </text:list-header>
                </text:list>
              </text:list-item>
              <text:list-item>
                <text:p text:style-name="P21">Docker</text:p>
                <text:list>
                  <text:list-item>
                    <text:p text:style-name="P28">¿Qué es Docker?</text:p>
                    <text:p text:style-name="P16"><text:span text:style-name="T11">Es un SO para contenedores que virtualiza el sistema operativo de un servidor. Se instala en cada servidor y proporciona comandos sencillos que puedes utilizar para crear, iniciar o detener contenedores. </text:span></text:p>
                    <text:p text:style-name="P17"><text:span text:style-name="T12">Docker se creó en 2008 gracias a un grupo de programadores que desarrollaron una herramienta interna para automatizar el despliegue de aplicaciones. Y en 2013 pensaron que era una buena idea que Docker podía ser un producto y lanzaron la primera versión.</text:span></text:p>
                  </text:list-item>
                </text:list>
              </text:list-item>
            </text:list>
            <text:p text:style-name="P22"/>
            <text:list xml:id="list194023858688224" text:continue-numbering="true" text:style-name="WWNum1">
              <text:list-item>
                <text:list>
                  <text:list-item>
                    <text:p text:style-name="P29">¿Cómo ponemos en marcha Docker?</text:p>
                    <text:p text:style-name="P29">Para poder poner en marcha Docker es necesario como mínimo 4GB de memoria RAM, un procesador con arquitectura 64 bits, 20 GB de espacio en el disco duro y un SO Linux Ubuntu</text:p>
                    <text:p text:style-name="P29"/>
                    <text:p text:style-name="P17"><text:span text:style-name="T12">Para instalar Docker en nuestro SO Linux tendremos que abrir una terminal para poder ejecutar los comando necesarios. En el documento «Paso 5 - Obtención y organización de la información» hemos dejado una guía completa para poder instalar Docker y tambíen para crear y administrar los contenedores necesarios.</text:span></text:p>
                  </text:list-item>
                </text:list>
                <text:p text:style-name="P30"/>
              </text:list-item>
              <text:list-item>
                <text:p text:style-name="P21">Github</text:p>
                <text:list>
                  <text:list-item>
                    <text:p text:style-name="P29">¿Que es Github?</text:p>
                    <text:p text:style-name="P17"><text:span text:style-name="T13">Es un repositorio online gratuito que permite gestionar proyectos y controlar versiones de código, uno de los mas usados a nivel global. Esta herramienta permite a los desarrolladores descargar un software, realizar cambios y subir la versión que has modificado, todo esto lo hace sin sobreescribir el archivo original.</text:span></text:p>
                    <text:p text:style-name="P18"><text:span text:style-name="T14">Fué creado en 2008 y fué tan grande su popularidad que en 2010 ya tenia mas de 1000000M de repositorios. Pero en 2018 fué comprada por Microsoft y se empezaron a ofrecer paquetes para educación gratuita en escuelas.</text:span></text:p>
                  </text:list-item>
                </text:list>
              </text:list-item>
            </text:list>
            <text:p text:style-name="P31"/>
            <text:list xml:id="list194022732431125" text:continue-numbering="true" text:style-name="WWNum1">
              <text:list-item>
                <text:list>
                  <text:list-item>
                    <text:p text:style-name="P32">¿Cómo poner en marcha Github?</text:p>
                    <text:p text:style-name="P32">Github se utiliza a través de un navegador, te creas una cuenta y ya podrás crear repositorios y subir todos los proyectos que tengas para hacer un control de versiones, utilizarlo simplemente para almacenar, etc.</text:p>
                  </text:list-item>
                </text:list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9"/>
      <text:p text:style-name="P11"><text:span text:style-name="T7"/></text:p>
      <text:p text:style-name="P35"/>
      <text:p text:style-name="P35"><text:span text:style-name="T7"/></text:p>
      <text:p text:style-name="P35"><text:soft-page-break/></text:p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loext:contextual-spacing="false" fo:line-height="100%" fo:text-align="start" style:justify-single-word="false" fo:text-indent="0cm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loext:contextual-spacing="false" fo:line-height="100%" fo:text-align="start" style:justify-single-word="false" fo:text-indent="-1.27cm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loext:contextual-spacing="false" fo:line-height="100%" fo:text-align="start" style:justify-single-word="false" fo:text-indent="-1.524cm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loext:contextual-spacing="false" fo:line-height="100%" fo:text-align="start" style:justify-single-word="false" fo:text-indent="-1.778cm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-left="0cm" fo:padding-right="0cm" fo:padding-top="0.071cm" fo:padding-bottom="0cm" fo:border-left="none" fo:border-right="none" fo:border-top="0.51pt solid #666633" fo:border-bottom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1.998cm" fo:margin-left="0cm" fo:margin-right="0cm" fo:margin-top="1.89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3-11-09T19:40:18.663000000</dc:date>
    <meta:editing-duration>PT31M59S</meta:editing-duration>
    <meta:editing-cycles>6</meta:editing-cycles>
    <meta:document-statistic meta:table-count="1" meta:image-count="1" meta:object-count="0" meta:page-count="3" meta:paragraph-count="40" meta:word-count="675" meta:character-count="3909" meta:non-whitespace-character-count="3286"/>
  </office:meta>
</office:document-meta>
</file>